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139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3.15in"/>
    </style:style>
    <style:style style:name="Table1.D" style:family="table-column">
      <style:table-column-properties style:column-width="1.3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5.8576in" fo:margin-left="-0.075in" table:align="left" style:writing-mode="lr-tb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1.3785in"/>
    </style:style>
    <style:style style:name="Table2.G" style:family="table-column">
      <style:table-column-properties style:column-width="0.9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8576in" fo:margin-left="-0.075in" table:align="left" style:writing-mode="lr-tb"/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0.2951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5.8576in" fo:margin-left="-0.07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2951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5.8576in" fo:margin-left="-0.075in" table:align="left" style:writing-mode="lr-tb"/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1.3785in"/>
    </style:style>
    <style:style style:name="Table5.G" style:family="table-column">
      <style:table-column-properties style:column-width="0.95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5.8576in" fo:margin-left="-0.075in" table:align="left" style:writing-mode="lr-tb"/>
    </style:style>
    <style:style style:name="Table6.A" style:family="table-column">
      <style:table-column-properties style:column-width="1.2563in"/>
    </style:style>
    <style:style style:name="Table6.B" style:family="table-column">
      <style:table-column-properties style:column-width="0.2958in"/>
    </style:style>
    <style:style style:name="Table6.C" style:family="table-column">
      <style:table-column-properties style:column-width="1.3778in"/>
    </style:style>
    <style:style style:name="Table6.D" style:family="table-column">
      <style:table-column-properties style:column-width="0.2951in"/>
    </style:style>
    <style:style style:name="Table6.E" style:family="table-column">
      <style:table-column-properties style:column-width="1.3785in"/>
    </style:style>
    <style:style style:name="Table6.G" style:family="table-column">
      <style:table-column-properties style:column-width="0.95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5.8576in" fo:margin-left="-0.075in" table:align="left" style:writing-mode="lr-tb"/>
    </style:style>
    <style:style style:name="Table7.A" style:family="table-column">
      <style:table-column-properties style:column-width="1.2563in"/>
    </style:style>
    <style:style style:name="Table7.B" style:family="table-column">
      <style:table-column-properties style:column-width="0.2958in"/>
    </style:style>
    <style:style style:name="Table7.C" style:family="table-column">
      <style:table-column-properties style:column-width="1.3778in"/>
    </style:style>
    <style:style style:name="Table7.D" style:family="table-column">
      <style:table-column-properties style:column-width="0.2951in"/>
    </style:style>
    <style:style style:name="Table7.E" style:family="table-column">
      <style:table-column-properties style:column-width="1.3785in"/>
    </style:style>
    <style:style style:name="Table7.G" style:family="table-column">
      <style:table-column-properties style:column-width="0.95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5.8576in" fo:margin-left="-0.075in" table:align="left" style:writing-mode="lr-tb"/>
    </style:style>
    <style:style style:name="Table8.A" style:family="table-column">
      <style:table-column-properties style:column-width="1.2563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1.3778in"/>
    </style:style>
    <style:style style:name="Table8.D" style:family="table-column">
      <style:table-column-properties style:column-width="0.2951in"/>
    </style:style>
    <style:style style:name="Table8.E" style:family="table-column">
      <style:table-column-properties style:column-width="1.3785in"/>
    </style:style>
    <style:style style:name="Table8.G" style:family="table-column">
      <style:table-column-properties style:column-width="0.95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5.8576in" fo:margin-left="-0.075in" table:align="left" style:writing-mode="lr-tb"/>
    </style:style>
    <style:style style:name="Table9.A" style:family="table-column">
      <style:table-column-properties style:column-width="1.2563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1.3778in"/>
    </style:style>
    <style:style style:name="Table9.D" style:family="table-column">
      <style:table-column-properties style:column-width="0.2951in"/>
    </style:style>
    <style:style style:name="Table9.E" style:family="table-column">
      <style:table-column-properties style:column-width="1.3785in"/>
    </style:style>
    <style:style style:name="Table9.G" style:family="table-column">
      <style:table-column-properties style:column-width="0.95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5.8576in" fo:margin-left="-0.075in" table:align="left" style:writing-mode="lr-tb"/>
    </style:style>
    <style:style style:name="Table10.A" style:family="table-column">
      <style:table-column-properties style:column-width="1.2563in"/>
    </style:style>
    <style:style style:name="Table10.B" style:family="table-column">
      <style:table-column-properties style:column-width="0.2958in"/>
    </style:style>
    <style:style style:name="Table10.C" style:family="table-column">
      <style:table-column-properties style:column-width="1.3778in"/>
    </style:style>
    <style:style style:name="Table10.D" style:family="table-column">
      <style:table-column-properties style:column-width="0.2951in"/>
    </style:style>
    <style:style style:name="Table10.E" style:family="table-column">
      <style:table-column-properties style:column-width="1.3785in"/>
    </style:style>
    <style:style style:name="Table10.G" style:family="table-column">
      <style:table-column-properties style:column-width="0.95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5.8576in" fo:margin-left="-0.075in" table:align="left" style:writing-mode="lr-tb"/>
    </style:style>
    <style:style style:name="Table11.A" style:family="table-column">
      <style:table-column-properties style:column-width="1.2563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1.3778in"/>
    </style:style>
    <style:style style:name="Table11.D" style:family="table-column">
      <style:table-column-properties style:column-width="0.2951in"/>
    </style:style>
    <style:style style:name="Table11.E" style:family="table-column">
      <style:table-column-properties style:column-width="1.3785in"/>
    </style:style>
    <style:style style:name="Table11.G" style:family="table-column">
      <style:table-column-properties style:column-width="0.95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5.8576in" fo:margin-left="-0.075in" table:align="left" style:writing-mode="lr-tb"/>
    </style:style>
    <style:style style:name="Table12.A" style:family="table-column">
      <style:table-column-properties style:column-width="1.2563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1.3778in"/>
    </style:style>
    <style:style style:name="Table12.D" style:family="table-column">
      <style:table-column-properties style:column-width="0.2951in"/>
    </style:style>
    <style:style style:name="Table12.E" style:family="table-column">
      <style:table-column-properties style:column-width="1.3785in"/>
    </style:style>
    <style:style style:name="Table12.G" style:family="table-column">
      <style:table-column-properties style:column-width="0.95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5.8576in" fo:margin-left="-0.075in" table:align="left" style:writing-mode="lr-tb"/>
    </style:style>
    <style:style style:name="Table13.A" style:family="table-column">
      <style:table-column-properties style:column-width="1.2563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1.3778in"/>
    </style:style>
    <style:style style:name="Table13.D" style:family="table-column">
      <style:table-column-properties style:column-width="0.2951in"/>
    </style:style>
    <style:style style:name="Table13.E" style:family="table-column">
      <style:table-column-properties style:column-width="1.3785in"/>
    </style:style>
    <style:style style:name="Table13.G" style:family="table-column">
      <style:table-column-properties style:column-width="0.95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5.8576in" fo:margin-left="-0.075in" table:align="left" style:writing-mode="lr-tb"/>
    </style:style>
    <style:style style:name="Table14.A" style:family="table-column">
      <style:table-column-properties style:column-width="1.2563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1.3778in"/>
    </style:style>
    <style:style style:name="Table14.D" style:family="table-column">
      <style:table-column-properties style:column-width="0.2951in"/>
    </style:style>
    <style:style style:name="Table14.E" style:family="table-column">
      <style:table-column-properties style:column-width="1.3785in"/>
    </style:style>
    <style:style style:name="Table14.G" style:family="table-column">
      <style:table-column-properties style:column-width="0.95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5.8576in" fo:margin-left="-0.075in" table:align="left" style:writing-mode="lr-tb"/>
    </style:style>
    <style:style style:name="Table15.A" style:family="table-column">
      <style:table-column-properties style:column-width="1.2563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1.3778in"/>
    </style:style>
    <style:style style:name="Table15.D" style:family="table-column">
      <style:table-column-properties style:column-width="0.2951in"/>
    </style:style>
    <style:style style:name="Table15.E" style:family="table-column">
      <style:table-column-properties style:column-width="1.3785in"/>
    </style:style>
    <style:style style:name="Table15.G" style:family="table-column">
      <style:table-column-properties style:column-width="0.95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5.8576in" fo:margin-left="-0.075in" table:align="left" style:writing-mode="lr-tb"/>
    </style:style>
    <style:style style:name="Table16.A" style:family="table-column">
      <style:table-column-properties style:column-width="1.2563in"/>
    </style:style>
    <style:style style:name="Table16.B" style:family="table-column">
      <style:table-column-properties style:column-width="0.2958in"/>
    </style:style>
    <style:style style:name="Table16.C" style:family="table-column">
      <style:table-column-properties style:column-width="1.3778in"/>
    </style:style>
    <style:style style:name="Table16.D" style:family="table-column">
      <style:table-column-properties style:column-width="0.2951in"/>
    </style:style>
    <style:style style:name="Table16.E" style:family="table-column">
      <style:table-column-properties style:column-width="1.3785in"/>
    </style:style>
    <style:style style:name="Table16.G" style:family="table-column">
      <style:table-column-properties style:column-width="0.95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P5" style:family="paragraph" style:parent-style-name="Header">
      <style:paragraph-properties fo:margin-top="0.0417in" fo:margin-bottom="0in" loext:contextual-spacing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fo:font-style="italic" style:font-name-asian="Wingdings" style:font-style-asian="italic" style:font-name-complex="Wingdings"/>
    </style:style>
    <style:style style:name="P10" style:family="paragraph" style:parent-style-name="Standard">
      <style:paragraph-properties fo:text-align="justify" style:justify-single-word="false"/>
      <style:text-properties fo:font-style="italic" style:font-name-asian="Wingdings" style:font-style-asian="italic" style:font-name-complex="Wingdings"/>
    </style:style>
    <style:style style:name="P11" style:family="paragraph" style:parent-style-name="Standard">
      <style:text-properties fo:color="#0000ff" fo:font-style="italic" style:font-style-asian="italic"/>
    </style:style>
    <style:style style:name="P12" style:family="paragraph" style:parent-style-name="Standard"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3" style:family="paragraph" style:parent-style-name="Standard">
      <style:paragraph-properties fo:text-align="justify" style:justify-single-word="false"/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4" style:family="paragraph" style:parent-style-name="Standard">
      <style:text-properties fo:color="#0000ff" style:font-name-asian="Wingdings" style:font-name-complex="Wingdings"/>
    </style:style>
    <style:style style:name="P15" style:family="paragraph" style:parent-style-name="Standard">
      <style:text-properties fo:text-transform="uppercase" fo:font-size="10pt" fo:language="en" fo:country="US" fo:font-weight="bold" style:font-size-asian="10pt" style:language-asian="en" style:country-asian="US" style:font-weight-asian="bold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04f76c"/>
    </style:style>
    <style:style style:name="P18" style:family="paragraph" style:parent-style-name="Standard">
      <style:text-properties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weight-complex="bold"/>
    </style:style>
    <style:style style:name="P20" style:family="paragraph" style:parent-style-name="Standard">
      <style:text-properties style:font-name-asian="Wingdings" style:font-name-complex="Wingdings"/>
    </style:style>
    <style:style style:name="P21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22" style:family="paragraph" style:parent-style-name="Standard">
      <style:text-properties style:font-name-asian="Wingdings" style:font-name-complex="Wingdings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-asian="Wingdings" style:font-name-complex="Wingdings" style:font-weight-complex="bold"/>
    </style:style>
    <style:style style:name="P24" style:family="paragraph" style:parent-style-name="Standard">
      <style:text-properties style:font-name-asian="Wingdings" style:font-name-complex="Wingdings" style:font-style-complex="italic"/>
    </style:style>
    <style:style style:name="P25" style:family="paragraph" style:parent-style-name="Standard">
      <style:text-properties fo:font-weight="bold" style:font-name-asian="Wingdings" style:font-weight-asian="bold" style:font-name-complex="Wingdings"/>
    </style:style>
    <style:style style:name="P26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/>
    </style:style>
    <style:style style:name="P27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0215d1" officeooo:paragraph-rsid="000215d1"/>
    </style:style>
    <style:style style:name="P29" style:family="paragraph" style:parent-style-name="Standard">
      <style:paragraph-properties fo:margin-top="0.1665in" fo:margin-bottom="0.1665in" loext:contextual-spacing="false"/>
    </style:style>
    <style:style style:name="P30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Wingdings" style:font-name-asian="Wingdings" style:font-name-complex="Wingdings"/>
    </style:style>
    <style:style style:name="P31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="Wingdings" style:font-name-asian="Wingdings" style:font-name-complex="Wingdings"/>
    </style:style>
    <style:style style:name="P32" style:family="paragraph" style:parent-style-name="Standard">
      <style:paragraph-properties fo:margin-top="0.1665in" fo:margin-bottom="0.1665in" loext:contextual-spacing="false"/>
      <style:text-properties style:font-name-asian="Wingdings" style:font-name-complex="Wingdings"/>
    </style:style>
    <style:style style:name="P33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-asian="Wingdings" style:font-name-complex="Wingdings"/>
    </style:style>
    <style:style style:name="P34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-asian="Wingdings" style:font-name-complex="Wingdings"/>
    </style:style>
    <style:style style:name="P35" style:family="paragraph" style:parent-style-name="Standard">
      <style:paragraph-properties fo:margin-left="-0.0752in" fo:margin-right="0in" fo:margin-top="0.1665in" fo:margin-bottom="0.1665in" loext:contextual-spacing="false" fo:text-align="justify" style:justify-single-word="false" fo:text-indent="0in" style:auto-text-indent="false"/>
      <style:text-properties style:font-name-asian="Wingdings" style:font-name-complex="Wingdings"/>
    </style:style>
    <style:style style:name="P36" style:family="paragraph" style:parent-style-name="Requisito">
      <style:text-properties style:font-name-asian="Wingdings" style:font-name-complex="Wingdings"/>
    </style:style>
    <style:style style:name="P37" style:family="paragraph" style:parent-style-name="Table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38" style:family="paragraph" style:parent-style-name="Tabletext">
      <style:paragraph-properties fo:margin-left="0in" fo:margin-right="0in" fo:text-indent="0in" style:auto-text-indent="false"/>
      <style:text-properties style:font-name="Times" fo:language="pt" fo:country="BR" style:font-name-complex="Times"/>
    </style:style>
    <style:style style:name="P39" style:family="paragraph" style:parent-style-name="Tabletext">
      <style:paragraph-properties fo:margin-left="0.0236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40" style:family="paragraph" style:parent-style-name="Tabletext">
      <style:paragraph-properties fo:margin-left="0.0236in" fo:margin-right="0in" fo:text-indent="0in" style:auto-text-indent="false"/>
      <style:text-properties style:font-name="Times" fo:language="pt" fo:country="BR" style:font-name-complex="Times"/>
    </style:style>
    <style:style style:name="P41" style:family="paragraph" style:parent-style-name="Tabletext">
      <style:paragraph-properties fo:margin-left="0.0209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42" style:family="paragraph" style:parent-style-name="Tabletext">
      <style:paragraph-properties fo:margin-left="0.0209in" fo:margin-right="0in" fo:text-indent="0in" style:auto-text-indent="false"/>
      <style:text-properties style:font-name="Times" fo:language="pt" fo:country="BR" officeooo:rsid="00011d4a" officeooo:paragraph-rsid="00011d4a" style:font-name-complex="Times"/>
    </style:style>
    <style:style style:name="P43" style:family="paragraph" style:parent-style-name="Contents_20_2">
      <style:paragraph-properties>
        <style:tab-stops>
          <style:tab-stop style:position="0.6665in"/>
          <style:tab-stop style:position="6.2917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0.2957in"/>
          <style:tab-stop style:position="0.3335in"/>
          <style:tab-stop style:position="0.3937in"/>
          <style:tab-stop style:position="6.2917in" style:type="right" style:leader-style="dotted" style:leader-text="."/>
        </style:tab-stops>
      </style:paragraph-properties>
    </style:style>
    <style:style style:name="P45" style:family="paragraph" style:parent-style-name="Corpo_20_de_20_texto_20_3">
      <style:text-properties fo:color="#000000" style:font-name-asian="Wingdings" style:font-name-complex="Wingdings"/>
    </style:style>
    <style:style style:name="P46" style:family="paragraph" style:parent-style-name="Contents_20_3">
      <style:paragraph-properties>
        <style:tab-stops>
          <style:tab-stop style:position="0.8335in"/>
          <style:tab-stop style:position="6.2917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2917in" style:type="right" style:leader-style="dotted" style:leader-text="."/>
        </style:tab-stops>
      </style:paragraph-properties>
    </style:style>
    <style:style style:name="P48" style:family="paragraph" style:parent-style-name="sistema">
      <style:text-properties fo:font-style="italic" officeooo:rsid="000215d1" officeooo:paragraph-rsid="000215d1" style:font-style-asian="italic"/>
    </style:style>
    <style:style style:name="P49" style:family="paragraph" style:parent-style-name="Standard" style:master-page-name="Convert_20_1">
      <style:paragraph-properties fo:text-align="center" style:justify-single-word="false" style:page-number="auto"/>
    </style:style>
    <style:style style:name="P50" style:family="paragraph" style:parent-style-name="Heading_20_2">
      <style:text-properties style:font-style-complex="italic"/>
    </style:style>
    <style:style style:name="P51" style:family="paragraph" style:parent-style-name="Heading_20_2">
      <style:text-properties style:font-name-asian="Wingdings" style:font-name-complex="Wingdings" style:font-style-complex="italic"/>
    </style:style>
    <style:style style:name="P52" style:family="paragraph" style:parent-style-name="Heading_20_1">
      <style:text-properties style:font-name-asian="Wingdings" style:font-name-complex="Wingdings"/>
    </style:style>
    <style:style style:name="P53" style:family="paragraph" style:parent-style-name="Heading_20_1" style:master-page-name="Convert_20_3">
      <style:paragraph-properties style:page-number="auto"/>
    </style:style>
    <style:style style:name="P54" style:family="paragraph" style:parent-style-name="Heading_20_1">
      <style:paragraph-properties fo:margin-left="0.2992in" fo:margin-right="0in" fo:text-indent="-0.2992in" style:auto-text-indent="false"/>
    </style:style>
    <style:style style:name="P55" style:family="paragraph" style:parent-style-name="destaque_20_1">
      <style:text-properties fo:language="pt" fo:country="BR" fo:font-style="italic" style:font-name-asian="Wingdings" style:language-asian="pt" style:country-asian="BR" style:font-style-asian="italic" style:font-name-complex="Wingdings"/>
    </style:style>
    <style:style style:name="P56" style:family="paragraph" style:parent-style-name="Requisito">
      <style:text-properties style:font-name-asian="Wingdings" style:font-name-complex="Wingdings"/>
    </style:style>
    <style:style style:name="P57" style:family="paragraph" style:parent-style-name="titulo" style:master-page-name="Standard">
      <style:paragraph-properties style:page-number="auto"/>
    </style:style>
    <style:style style:name="P58" style:family="paragraph" style:parent-style-name="conteudo" style:list-style-name="" style:master-page-name="Convert_20_2">
      <style:paragraph-properties style:page-number="auto"/>
    </style:style>
    <style:style style:name="P59" style:family="paragraph" style:parent-style-name="Com_20_marcadores" style:list-style-name="WW8Num23"/>
    <style:style style:name="P60" style:family="paragraph" style:parent-style-name="Com_20_marcadores" style:list-style-name="WW8Num23">
      <style:text-properties style:font-name-asian="Wingdings" style:font-name-complex="Wingdings"/>
    </style:style>
    <style:style style:name="T1" style:family="text">
      <style:text-properties officeooo:rsid="00011d4a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style:font-style-complex="italic"/>
    </style:style>
    <style:style style:name="T6" style:family="text">
      <style:text-properties officeooo:rsid="0004f76c" style:font-style-complex="italic"/>
    </style:style>
    <style:style style:name="T7" style:family="text">
      <style:text-properties officeooo:rsid="000861b9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ize-complex="14pt"/>
    </style:style>
    <style:style style:name="T10" style:family="text">
      <style:text-properties fo:font-variant="normal" fo:text-transform="none" fo:font-weight="normal" style:font-weight-asian="normal"/>
    </style:style>
    <style:style style:name="T11" style:family="text">
      <style:text-properties fo:font-variant="normal" fo:text-transform="none" fo:font-weight="normal" style:font-weight-asian="normal" style:font-size-complex="14pt"/>
    </style:style>
    <style:style style:name="T12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13" style:family="text">
      <style:text-properties fo:font-variant="normal" fo:text-transform="none" fo:font-size="12pt" fo:language="en" fo:country="US" style:font-size-asian="12pt" style:language-asian="en" style:country-asian="US" style:font-size-complex="12pt"/>
    </style:style>
    <style:style style:name="T14" style:family="text">
      <style:text-properties fo:font-size="12pt" fo:language="en" fo:country="US" fo:font-style="normal" style:font-size-asian="12pt" style:language-asian="en" style:country-asian="US" style:font-style-asian="normal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language-asian="en" style:country-asian="US"/>
    </style:style>
    <style:style style:name="T17" style:family="text">
      <style:text-properties fo:language="en" fo:country="US" style:language-asian="en" style:country-asian="US" style:font-size-complex="13pt"/>
    </style:style>
    <style:style style:name="T18" style:family="text">
      <style:text-properties fo:language="en" fo:country="US" style:language-asian="en" style:country-asian="US" style:font-size-complex="13pt" style:font-style-complex="italic"/>
    </style:style>
    <style:style style:name="T19" style:family="text">
      <style:text-properties fo:language="en" fo:country="US" style:language-asian="en" style:country-asian="US" style:font-style-complex="italic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style:font-name-asian="Arial"/>
    </style:style>
    <style:style style:name="T22" style:family="text">
      <style:text-properties style:font-name-asian="Arial" style:font-name-complex="Arial"/>
    </style:style>
    <style:style style:name="T23" style:family="text">
      <style:text-properties style:font-name-asian="Wingdings" style:font-name-complex="Wingdings"/>
    </style:style>
    <style:style style:name="T24" style:family="text">
      <style:text-properties style:font-name-asian="Wingdings" style:font-name-complex="Wingdings" style:font-style-complex="italic"/>
    </style:style>
    <style:style style:name="T25" style:family="text">
      <style:text-properties officeooo:rsid="000861b9" style:font-name-asian="Wingdings" style:font-name-complex="Wingdings" style:font-style-complex="italic"/>
    </style:style>
    <style:style style:name="T26" style:family="text">
      <style:text-properties style:font-weight-complex="bold"/>
    </style:style>
    <style:style style:name="T27" style:family="text">
      <style:text-properties officeooo:rsid="0004f76c"/>
    </style:style>
    <style:style style:name="T28" style:family="text">
      <style:text-properties fo:color="#000000"/>
    </style:style>
    <style:style style:name="T29" style:family="text">
      <style:text-properties officeooo:rsid="0007aae2"/>
    </style:style>
    <style:style style:name="T30" style:family="text">
      <style:text-properties officeooo:rsid="0009a9ed"/>
    </style:style>
    <style:style style:name="T31" style:family="text">
      <style:text-properties officeooo:rsid="000a6a2c"/>
    </style:style>
    <style:style style:name="T32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Documento de Requisitos do Sistema</text:p>
      <text:p text:style-name="P48">para controle de um clube de sócios</text:p>
      <text:p text:style-name="versao">Versão <text:span text:style-name="T1">1</text:span><text:span text:style-name="T5">.0</text:span></text:p>
      <text:p text:style-name="P11"/>
      <text:p text:style-name="P49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Data</text:p>
          </table:table-cell>
          <table:table-cell table:style-name="Table1.A1" office:value-type="string">
            <text:p text:style-name="P39">Versão</text:p>
          </table:table-cell>
          <table:table-cell table:style-name="Table1.A1" office:value-type="string">
            <text:p text:style-name="P39">Descrição</text:p>
          </table:table-cell>
          <table:table-cell table:style-name="Table1.D1" office:value-type="string">
            <text:p text:style-name="P41">Autor</text:p>
          </table:table-cell>
        </table:table-row>
        <table:table-row table:style-name="Table1.1">
          <table:table-cell table:style-name="Table1.A2" office:value-type="string">
            <text:p text:style-name="P38"><text:span text:style-name="T1">05</text:span>/<text:span text:style-name="T1">10</text:span>/20<text:span text:style-name="T1">16</text:span></text:p>
          </table:table-cell>
          <table:table-cell table:style-name="Table1.B2" office:value-type="string">
            <text:p text:style-name="P40">3.0</text:p>
          </table:table-cell>
          <table:table-cell table:style-name="Table1.C2" office:value-type="string">
            <text:p text:style-name="P40">Fechamento do escopo com definição de todos os requisitos a serem implementados.</text:p>
          </table:table-cell>
          <table:table-cell table:style-name="Table1.D2" office:value-type="string">
            <text:p text:style-name="P42">Tiago Kenji Umemura</text:p>
          </table:table-cell>
        </table:table-row>
      </table:table>
      <text:p text:style-name="Standard"/>
      <text:h text:style-name="P58" text:outline-level="1">Conteúdo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2957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_Toc35261013" text:style-name="Index_20_Link" text:visited-style-name="Index_20_Link"><text:span text:style-name="T9">1.</text:span></text:a><text:a xlink:type="simple" xlink:href="#__RefHeading___Toc35261013" text:style-name="Index_20_Link" text:visited-style-name="Index_20_Link"><text:span text:style-name="T12"><text:tab/></text:span></text:a><text:a xlink:type="simple" xlink:href="#__RefHeading___Toc35261013" text:style-name="Index_20_Link" text:visited-style-name="Index_20_Link"><text:span text:style-name="T9">Introdução</text:span></text:a><text:a xlink:type="simple" xlink:href="#__RefHeading___Toc35261013" text:style-name="Index_20_Link" text:visited-style-name="Index_20_Link"><text:tab/>4</text:a></text:p>
          <text:p text:style-name="P43"><text:a xlink:type="simple" xlink:href="#__RefHeading___Toc35261014" text:style-name="Index_20_Link" text:visited-style-name="Index_20_Link"><text:span text:style-name="T17">1.1</text:span></text:a><text:a xlink:type="simple" xlink:href="#__RefHeading___Toc35261014" text:style-name="Index_20_Link" text:visited-style-name="Index_20_Link"><text:span text:style-name="T13"><text:tab/></text:span></text:a><text:a xlink:type="simple" xlink:href="#__RefHeading___Toc35261014" text:style-name="Index_20_Link" text:visited-style-name="Index_20_Link"><text:span text:style-name="T17">Visão geral do documento</text:span></text:a><text:a xlink:type="simple" xlink:href="#__RefHeading___Toc35261014" text:style-name="Index_20_Link" text:visited-style-name="Index_20_Link"><text:span text:style-name="T16"><text:tab/>4</text:span></text:a></text:p>
          <text:p text:style-name="P43"><text:a xlink:type="simple" xlink:href="#__RefHeading___Toc35261015" text:style-name="Index_20_Link" text:visited-style-name="Index_20_Link"><text:span text:style-name="T17">1.2</text:span></text:a><text:a xlink:type="simple" xlink:href="#__RefHeading___Toc35261015" text:style-name="Index_20_Link" text:visited-style-name="Index_20_Link"><text:span text:style-name="T13"><text:tab/></text:span></text:a><text:a xlink:type="simple" xlink:href="#__RefHeading___Toc35261015" text:style-name="Index_20_Link" text:visited-style-name="Index_20_Link"><text:span text:style-name="T17">Convenções, termos e abreviações</text:span></text:a><text:a xlink:type="simple" xlink:href="#__RefHeading___Toc35261015" text:style-name="Index_20_Link" text:visited-style-name="Index_20_Link"><text:span text:style-name="T16"><text:tab/>4</text:span></text:a></text:p>
          <text:p text:style-name="P46"><text:a xlink:type="simple" xlink:href="#__RefHeading___Toc35261016" text:style-name="Index_20_Link" text:visited-style-name="Index_20_Link"><text:span text:style-name="T16">1.2.1</text:span></text:a><text:a xlink:type="simple" xlink:href="#__RefHeading___Toc35261016" text:style-name="Index_20_Link" text:visited-style-name="Index_20_Link"><text:span text:style-name="T14"><text:tab/></text:span></text:a><text:a xlink:type="simple" xlink:href="#__RefHeading___Toc35261016" text:style-name="Index_20_Link" text:visited-style-name="Index_20_Link"><text:span text:style-name="T16">Identificação dos requisitos<text:tab/>4</text:span></text:a></text:p>
          <text:p text:style-name="P46"><text:a xlink:type="simple" xlink:href="#__RefHeading___Toc35261017" text:style-name="Index_20_Link" text:visited-style-name="Index_20_Link"><text:span text:style-name="T16">1.2.2</text:span></text:a><text:a xlink:type="simple" xlink:href="#__RefHeading___Toc35261017" text:style-name="Index_20_Link" text:visited-style-name="Index_20_Link"><text:span text:style-name="T14"><text:tab/></text:span></text:a><text:a xlink:type="simple" xlink:href="#__RefHeading___Toc35261017" text:style-name="Index_20_Link" text:visited-style-name="Index_20_Link"><text:span text:style-name="T16">Prioridades dos requisitos<text:tab/>4</text:span></text:a></text:p>
          <text:p text:style-name="P44"><text:a xlink:type="simple" xlink:href="#__RefHeading___Toc35261018" text:style-name="Index_20_Link" text:visited-style-name="Index_20_Link"><text:span text:style-name="T9">2.</text:span></text:a><text:a xlink:type="simple" xlink:href="#__RefHeading___Toc35261018" text:style-name="Index_20_Link" text:visited-style-name="Index_20_Link"><text:span text:style-name="T12"><text:tab/></text:span></text:a><text:a xlink:type="simple" xlink:href="#__RefHeading___Toc35261018" text:style-name="Index_20_Link" text:visited-style-name="Index_20_Link"><text:span text:style-name="T9">Descrição geral do sistema</text:span></text:a><text:a xlink:type="simple" xlink:href="#__RefHeading___Toc35261018" text:style-name="Index_20_Link" text:visited-style-name="Index_20_Link"><text:tab/>5</text:a></text:p>
          <text:p text:style-name="P43"><text:a xlink:type="simple" xlink:href="#__RefHeading___Toc35261019" text:style-name="Index_20_Link" text:visited-style-name="Index_20_Link"><text:span text:style-name="T17">2.1</text:span></text:a><text:a xlink:type="simple" xlink:href="#__RefHeading___Toc35261019" text:style-name="Index_20_Link" text:visited-style-name="Index_20_Link"><text:span text:style-name="T13"><text:tab/></text:span></text:a><text:a xlink:type="simple" xlink:href="#__RefHeading___Toc35261019" text:style-name="Index_20_Link" text:visited-style-name="Index_20_Link"><text:span text:style-name="T17">Abrangência e sistemas relacionados</text:span></text:a><text:a xlink:type="simple" xlink:href="#__RefHeading___Toc35261019" text:style-name="Index_20_Link" text:visited-style-name="Index_20_Link"><text:span text:style-name="T16"><text:tab/>5</text:span></text:a></text:p>
          <text:p text:style-name="P44"><text:a xlink:type="simple" xlink:href="#__RefHeading___Toc35261020" text:style-name="Index_20_Link" text:visited-style-name="Index_20_Link"><text:span text:style-name="T9">3.</text:span></text:a><text:a xlink:type="simple" xlink:href="#__RefHeading___Toc35261020" text:style-name="Index_20_Link" text:visited-style-name="Index_20_Link"><text:span text:style-name="T12"><text:tab/></text:span></text:a><text:a xlink:type="simple" xlink:href="#__RefHeading___Toc35261020" text:style-name="Index_20_Link" text:visited-style-name="Index_20_Link"><text:span text:style-name="T9">Requisitos funcionais (casos de uso)</text:span></text:a><text:a xlink:type="simple" xlink:href="#__RefHeading___Toc35261020" text:style-name="Index_20_Link" text:visited-style-name="Index_20_Link"><text:tab/>5</text:a></text:p>
          <text:p text:style-name="P43"><text:a xlink:type="simple" xlink:href="#__RefHeading___Toc35261021" text:style-name="Index_20_Link" text:visited-style-name="Index_20_Link"><text:span text:style-name="T18">3.1</text:span></text:a><text:a xlink:type="simple" xlink:href="#__RefHeading___Toc35261021" text:style-name="Index_20_Link" text:visited-style-name="Index_20_Link"><text:span text:style-name="T13"><text:tab/></text:span></text:a><text:a xlink:type="simple" xlink:href="#__RefHeading___Toc35261021" text:style-name="Index_20_Link" text:visited-style-name="Index_20_Link"><text:span text:style-name="T18">Cadastro</text:span></text:a><text:a xlink:type="simple" xlink:href="#__RefHeading___Toc35261021" text:style-name="Index_20_Link" text:visited-style-name="Index_20_Link"><text:span text:style-name="T16"><text:tab/>5</text:span></text:a></text:p>
          <text:p text:style-name="P47"><text:a xlink:type="simple" xlink:href="#__RefHeading___Toc35261022" text:style-name="Index_20_Link" text:visited-style-name="Index_20_Link"><text:span text:style-name="T16">[RF001] </text:span></text:a><text:a xlink:type="simple" xlink:href="#__RefHeading___Toc35261022" text:style-name="Index_20_Link" text:visited-style-name="Index_20_Link"><text:span text:style-name="T19">Criar componente</text:span></text:a><text:a xlink:type="simple" xlink:href="#__RefHeading___Toc35261022" text:style-name="Index_20_Link" text:visited-style-name="Index_20_Link"><text:span text:style-name="T16"><text:tab/>5</text:span></text:a></text:p>
          <text:p text:style-name="P47"><text:a xlink:type="simple" xlink:href="#__RefHeading___Toc35261023" text:style-name="Index_20_Link" text:visited-style-name="Index_20_Link"><text:span text:style-name="T16">[RF002] </text:span></text:a><text:a xlink:type="simple" xlink:href="#__RefHeading___Toc35261023" text:style-name="Index_20_Link" text:visited-style-name="Index_20_Link"><text:span text:style-name="T19">Excluir componente</text:span></text:a><text:a xlink:type="simple" xlink:href="#__RefHeading___Toc35261023" text:style-name="Index_20_Link" text:visited-style-name="Index_20_Link"><text:span text:style-name="T16"><text:tab/>5</text:span></text:a></text:p>
          <text:p text:style-name="P47"><text:a xlink:type="simple" xlink:href="#__RefHeading___Toc35261024" text:style-name="Index_20_Link" text:visited-style-name="Index_20_Link"><text:span text:style-name="T16">[RF003] </text:span></text:a><text:a xlink:type="simple" xlink:href="#__RefHeading___Toc35261024" text:style-name="Index_20_Link" text:visited-style-name="Index_20_Link"><text:span text:style-name="T19">Alterar componente</text:span></text:a><text:a xlink:type="simple" xlink:href="#__RefHeading___Toc35261024" text:style-name="Index_20_Link" text:visited-style-name="Index_20_Link"><text:span text:style-name="T16"><text:tab/>6</text:span></text:a></text:p>
          <text:p text:style-name="P43"><text:a xlink:type="simple" xlink:href="#__RefHeading___Toc35261025" text:style-name="Index_20_Link" text:visited-style-name="Index_20_Link"><text:span text:style-name="T18">3.2</text:span></text:a><text:a xlink:type="simple" xlink:href="#__RefHeading___Toc35261025" text:style-name="Index_20_Link" text:visited-style-name="Index_20_Link"><text:span text:style-name="T13"><text:tab/></text:span></text:a><text:a xlink:type="simple" xlink:href="#__RefHeading___Toc35261025" text:style-name="Index_20_Link" text:visited-style-name="Index_20_Link"><text:span text:style-name="T18">Interface</text:span></text:a><text:a xlink:type="simple" xlink:href="#__RefHeading___Toc35261025" text:style-name="Index_20_Link" text:visited-style-name="Index_20_Link"><text:span text:style-name="T16"><text:tab/>6</text:span></text:a></text:p>
          <text:p text:style-name="P47"><text:a xlink:type="simple" xlink:href="#__RefHeading___Toc35261026" text:style-name="Index_20_Link" text:visited-style-name="Index_20_Link"><text:span text:style-name="T16">[RF001] </text:span></text:a><text:a xlink:type="simple" xlink:href="#__RefHeading___Toc35261026" text:style-name="Index_20_Link" text:visited-style-name="Index_20_Link"><text:span text:style-name="T19">Visualizar Componente</text:span></text:a><text:a xlink:type="simple" xlink:href="#__RefHeading___Toc35261026" text:style-name="Index_20_Link" text:visited-style-name="Index_20_Link"><text:span text:style-name="T16"><text:tab/>6</text:span></text:a></text:p>
          <text:p text:style-name="P47"><text:a xlink:type="simple" xlink:href="#__RefHeading___Toc35261027" text:style-name="Index_20_Link" text:visited-style-name="Index_20_Link"><text:span text:style-name="T16">[RF002] </text:span></text:a><text:a xlink:type="simple" xlink:href="#__RefHeading___Toc35261027" text:style-name="Index_20_Link" text:visited-style-name="Index_20_Link"><text:span text:style-name="T19">Copiar componente</text:span></text:a><text:a xlink:type="simple" xlink:href="#__RefHeading___Toc35261027" text:style-name="Index_20_Link" text:visited-style-name="Index_20_Link"><text:span text:style-name="T16"><text:tab/>6</text:span></text:a></text:p>
          <text:p text:style-name="P47"><text:a xlink:type="simple" xlink:href="#__RefHeading___Toc35261028" text:style-name="Index_20_Link" text:visited-style-name="Index_20_Link"><text:span text:style-name="T16">[RF003] </text:span></text:a><text:a xlink:type="simple" xlink:href="#__RefHeading___Toc35261028" text:style-name="Index_20_Link" text:visited-style-name="Index_20_Link"><text:span text:style-name="T19">Colar componentes</text:span></text:a><text:a xlink:type="simple" xlink:href="#__RefHeading___Toc35261028" text:style-name="Index_20_Link" text:visited-style-name="Index_20_Link"><text:span text:style-name="T16"><text:tab/>7</text:span></text:a></text:p>
          <text:p text:style-name="P43"><text:a xlink:type="simple" xlink:href="#__RefHeading___Toc35261029" text:style-name="Index_20_Link" text:visited-style-name="Index_20_Link"><text:span text:style-name="T18">3.3</text:span></text:a><text:a xlink:type="simple" xlink:href="#__RefHeading___Toc35261029" text:style-name="Index_20_Link" text:visited-style-name="Index_20_Link"><text:span text:style-name="T13"><text:tab/></text:span></text:a><text:a xlink:type="simple" xlink:href="#__RefHeading___Toc35261029" text:style-name="Index_20_Link" text:visited-style-name="Index_20_Link"><text:span text:style-name="T18">Compilação</text:span></text:a><text:a xlink:type="simple" xlink:href="#__RefHeading___Toc35261029" text:style-name="Index_20_Link" text:visited-style-name="Index_20_Link"><text:span text:style-name="T16"><text:tab/>7</text:span></text:a></text:p>
          <text:p text:style-name="P47"><text:a xlink:type="simple" xlink:href="#__RefHeading___Toc35261030" text:style-name="Index_20_Link" text:visited-style-name="Index_20_Link"><text:span text:style-name="T16">[RF001] </text:span></text:a><text:a xlink:type="simple" xlink:href="#__RefHeading___Toc35261030" text:style-name="Index_20_Link" text:visited-style-name="Index_20_Link"><text:span text:style-name="T19">Compilar componente</text:span></text:a><text:a xlink:type="simple" xlink:href="#__RefHeading___Toc35261030" text:style-name="Index_20_Link" text:visited-style-name="Index_20_Link"><text:span text:style-name="T16"><text:tab/>7</text:span></text:a></text:p>
          <text:p text:style-name="P43"><text:a xlink:type="simple" xlink:href="#__RefHeading___Toc35261031" text:style-name="Index_20_Link" text:visited-style-name="Index_20_Link"><text:span text:style-name="T18">3.4</text:span></text:a><text:a xlink:type="simple" xlink:href="#__RefHeading___Toc35261031" text:style-name="Index_20_Link" text:visited-style-name="Index_20_Link"><text:span text:style-name="T13"><text:tab/></text:span></text:a><text:a xlink:type="simple" xlink:href="#__RefHeading___Toc35261031" text:style-name="Index_20_Link" text:visited-style-name="Index_20_Link"><text:span text:style-name="T18">Importação/Exportação</text:span></text:a><text:a xlink:type="simple" xlink:href="#__RefHeading___Toc35261031" text:style-name="Index_20_Link" text:visited-style-name="Index_20_Link"><text:span text:style-name="T16"><text:tab/>7</text:span></text:a></text:p>
          <text:p text:style-name="P47"><text:a xlink:type="simple" xlink:href="#__RefHeading___Toc35261032" text:style-name="Index_20_Link" text:visited-style-name="Index_20_Link"><text:span text:style-name="T16">[RF001] </text:span></text:a><text:a xlink:type="simple" xlink:href="#__RefHeading___Toc35261032" text:style-name="Index_20_Link" text:visited-style-name="Index_20_Link"><text:span text:style-name="T19">Anexar documentos</text:span></text:a><text:a xlink:type="simple" xlink:href="#__RefHeading___Toc35261032" text:style-name="Index_20_Link" text:visited-style-name="Index_20_Link"><text:span text:style-name="T16"><text:tab/>7</text:span></text:a></text:p>
          <text:p text:style-name="P47"><text:a xlink:type="simple" xlink:href="#__RefHeading___Toc35261033" text:style-name="Index_20_Link" text:visited-style-name="Index_20_Link"><text:span text:style-name="T16">[RF002] </text:span></text:a><text:a xlink:type="simple" xlink:href="#__RefHeading___Toc35261033" text:style-name="Index_20_Link" text:visited-style-name="Index_20_Link"><text:span text:style-name="T19">Exportar metodologia</text:span></text:a><text:a xlink:type="simple" xlink:href="#__RefHeading___Toc35261033" text:style-name="Index_20_Link" text:visited-style-name="Index_20_Link"><text:span text:style-name="T16"><text:tab/>8</text:span></text:a></text:p>
          <text:p text:style-name="P47"><text:a xlink:type="simple" xlink:href="#__RefHeading___Toc35261034" text:style-name="Index_20_Link" text:visited-style-name="Index_20_Link"><text:span text:style-name="T16">[RF003] Importar metodologia<text:tab/>8</text:span></text:a></text:p>
          <text:p text:style-name="P47"><text:a xlink:type="simple" xlink:href="#__RefHeading___Toc35261035" text:style-name="Index_20_Link" text:visited-style-name="Index_20_Link"><text:span text:style-name="T16">[RF004] </text:span></text:a><text:a xlink:type="simple" xlink:href="#__RefHeading___Toc35261035" text:style-name="Index_20_Link" text:visited-style-name="Index_20_Link"><text:span text:style-name="T19">Salvar metodologia</text:span></text:a><text:a xlink:type="simple" xlink:href="#__RefHeading___Toc35261035" text:style-name="Index_20_Link" text:visited-style-name="Index_20_Link"><text:span text:style-name="T16"><text:tab/>8</text:span></text:a></text:p>
          <text:p text:style-name="P47"><text:a xlink:type="simple" xlink:href="#__RefHeading___Toc35261036" text:style-name="Index_20_Link" text:visited-style-name="Index_20_Link"><text:span text:style-name="T16">[RF005] </text:span></text:a><text:a xlink:type="simple" xlink:href="#__RefHeading___Toc35261036" text:style-name="Index_20_Link" text:visited-style-name="Index_20_Link"><text:span text:style-name="T19">Gerar site de metodologia</text:span></text:a><text:a xlink:type="simple" xlink:href="#__RefHeading___Toc35261036" text:style-name="Index_20_Link" text:visited-style-name="Index_20_Link"><text:span text:style-name="T16"><text:tab/>9</text:span></text:a></text:p>
          <text:p text:style-name="P44"><text:a xlink:type="simple" xlink:href="#__RefHeading___Toc35261037" text:style-name="Index_20_Link" text:visited-style-name="Index_20_Link"><text:span text:style-name="T9">4.</text:span></text:a><text:a xlink:type="simple" xlink:href="#__RefHeading___Toc35261037" text:style-name="Index_20_Link" text:visited-style-name="Index_20_Link"><text:span text:style-name="T12"><text:tab/></text:span></text:a><text:a xlink:type="simple" xlink:href="#__RefHeading___Toc35261037" text:style-name="Index_20_Link" text:visited-style-name="Index_20_Link"><text:span text:style-name="T9">Requisitos não-funcionais</text:span></text:a><text:a xlink:type="simple" xlink:href="#__RefHeading___Toc35261037" text:style-name="Index_20_Link" text:visited-style-name="Index_20_Link"><text:tab/>9</text:a></text:p>
          <text:p text:style-name="P47"><text:a xlink:type="simple" xlink:href="#__RefHeading___Toc35261038" text:style-name="Index_20_Link" text:visited-style-name="Index_20_Link"><text:span text:style-name="T16">[NF001] </text:span></text:a><text:a xlink:type="simple" xlink:href="#__RefHeading___Toc35261038" text:style-name="Index_20_Link" text:visited-style-name="Index_20_Link"><text:span text:style-name="T19">Usabilidade</text:span></text:a><text:a xlink:type="simple" xlink:href="#__RefHeading___Toc35261038" text:style-name="Index_20_Link" text:visited-style-name="Index_20_Link"><text:span text:style-name="T16"><text:tab/>9</text:span></text:a></text:p>
          <text:p text:style-name="P47"><text:a xlink:type="simple" xlink:href="#__RefHeading___Toc35261039" text:style-name="Index_20_Link" text:visited-style-name="Index_20_Link"><text:span text:style-name="T16">[NF002] </text:span></text:a><text:a xlink:type="simple" xlink:href="#__RefHeading___Toc35261039" text:style-name="Index_20_Link" text:visited-style-name="Index_20_Link"><text:span text:style-name="T19">Desempenho</text:span></text:a><text:a xlink:type="simple" xlink:href="#__RefHeading___Toc35261039" text:style-name="Index_20_Link" text:visited-style-name="Index_20_Link"><text:span text:style-name="T16"><text:tab/>9</text:span></text:a></text:p>
          <text:p text:style-name="P47"><text:a xlink:type="simple" xlink:href="#__RefHeading___Toc35261040" text:style-name="Index_20_Link" text:visited-style-name="Index_20_Link"><text:span text:style-name="T16">[NF003] </text:span></text:a><text:a xlink:type="simple" xlink:href="#__RefHeading___Toc35261040" text:style-name="Index_20_Link" text:visited-style-name="Index_20_Link"><text:span text:style-name="T19">Hardware e Software</text:span></text:a><text:a xlink:type="simple" xlink:href="#__RefHeading___Toc35261040" text:style-name="Index_20_Link" text:visited-style-name="Index_20_Link"><text:span text:style-name="T16"><text:tab/>9</text:span></text:a></text:p>
          <text:p text:style-name="P44"><text:a xlink:type="simple" xlink:href="#__RefHeading___Toc35261041" text:style-name="Index_20_Link" text:visited-style-name="Index_20_Link"><text:span text:style-name="T11">5.</text:span></text:a><text:a xlink:type="simple" xlink:href="#__RefHeading___Toc35261041" text:style-name="Index_20_Link" text:visited-style-name="Index_20_Link"><text:span text:style-name="T12"><text:tab/></text:span></text:a><text:a xlink:type="simple" xlink:href="#__RefHeading___Toc35261041" text:style-name="Index_20_Link" text:visited-style-name="Index_20_Link"><text:span text:style-name="T11">Referências</text:span></text:a><text:a xlink:type="simple" xlink:href="#__RefHeading___Toc35261041" text:style-name="Index_20_Link" text:visited-style-name="Index_20_Link"><text:span text:style-name="T10"><text:tab/>10</text:span></text:a></text:p>
        </text:index-body>
      </text:table-of-content>
      <text:p text:style-name="P15"/>
      <text:h text:style-name="P53" text:outline-level="1"><text:bookmark-start text:name="__RefHeading___Toc35261013"/>Introdução<text:bookmark-end text:name="__RefHeading___Toc35261013"/></text:h>
      <text:p text:style-name="P16">Este documento especifica os requisitos do sistema <text:span text:style-name="T3">Methodology Explorer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16">Além desta seção introdutória, as seções seguintes estão organizadas como descrito abaixo.</text:p>
      <text:list xml:id="list2904016419769206068" text:style-name="WW8Num4">
        <text:list-item>
          <text:p text:style-name="Com_20_marcadores"><text:span text:style-name="T8">Seção 2 – Descrição geral do sistema</text:span>: apresenta uma visão geral do sistema, caracterizando qual é o seu escopo e descrevendo seus usuários.</text:p>
        </text:list-item>
        <text:list-item>
          <text:p text:style-name="Com_20_marcadores"><text:span text:style-name="T8">Seção 3 – Requisitos funcionais (casos de uso)</text:span>: especifica todos os casos de uso do sistema, descrevendo os fluxos de eventos, prioridades, atores, entradas e saídas de cada caso de uso a ser implementado. </text:p>
        </text:list-item>
        <text:list-item>
          <text:p text:style-name="Com_20_marcadores"><text:span text:style-name="T8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_20_marcadores"><text:span text:style-name="T8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16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16">Por convenção, a referência a requisitos é feita através do nome da subseção onde eles estão descritos, seguidos do identificador do requisito, de acordo com a especificação a seguir:</text:p>
      <text:p text:style-name="P16">[<text:span text:style-name="T2">nome da subseção. identificador do requisito</text:span>]</text:p>
      <text:p text:style-name="P16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16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16">Para estabelecer a prioridade dos requisitos, nas seções 4 e 5, foram adotadas as denominações “essencial”, “importante” e “desejável”. </text:p>
      <text:list xml:id="list142716979136516" text:continue-numbering="true" text:style-name="WW8Num4">
        <text:list-item>
          <text:p text:style-name="Com_20_marcadores"><text:span text:style-name="T8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Com_20_marcadores"><text:span text:style-name="T8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_20_marcadores"><text:span text:style-name="T8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28">O sistema tem como objetivo facilitar o controle de frequentadores de um clube de sócios e assim garantir a segurança dos sócios e o bom funcionameno do clube</text:p>
      <text:h text:style-name="P54" text:outline-level="1"><text:bookmark-start text:name="__RefHeading___Toc35261020"/>Requisitos funcionais (casos de uso)<text:bookmark-end text:name="__RefHeading___Toc35261020"/></text:h>
      <text:p text:style-name="Standard"/>
      <text:h text:style-name="P50" text:outline-level="2"><text:bookmark-start text:name="__RefHeading___Toc35261021"/><text:bookmark-end text:name="__RefHeading___Toc35261021"/></text:h>
      <text:p text:style-name="P18"/>
      <text:p text:style-name="Requisito"><text:span text:style-name="T21"><text:s/></text:span><text:bookmark-start text:name="__RefHeading___Toc35261022"/>[RF001] <text:span text:style-name="T5">C</text:span><text:bookmark-end text:name="__RefHeading___Toc35261022"/><text:span text:style-name="T6">adastrar Sócio</text:span></text:p>
      <text:p text:style-name="P17"><text:span text:style-name="T8">Descrição do caso de uso: </text:span>Este caso de uso permite que o usuário crie e armazene um novo <text:s text:c="2"/><text:span text:style-name="T27">registro de um sócio</text:span> no sistema. <text:span text:style-name="T28">Tal cadastro deve ter os dados básicos do cliente, bem como seus dependentes e valor de mensalidade.</text:span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9"><text:span text:style-name="T8">Prioridade</text:span>:</text:p>
          </table:table-cell>
          <table:table-cell table:style-name="Table2.A1" office:value-type="string">
            <text:p text:style-name="P30"></text:p>
          </table:table-cell>
          <table:table-cell table:style-name="Table2.A1" office:value-type="string">
            <text:p text:style-name="P34">Essencial</text:p>
          </table:table-cell>
          <table:table-cell table:style-name="Table2.A1" office:value-type="string">
            <text:p text:style-name="P30"></text:p>
          </table:table-cell>
          <table:table-cell table:style-name="Table2.A1" office:value-type="string">
            <text:p text:style-name="P34">Importante</text:p>
          </table:table-cell>
          <table:table-cell table:style-name="Table2.A1" office:value-type="string">
            <text:p text:style-name="P30"></text:p>
          </table:table-cell>
          <table:table-cell table:style-name="Table2.A1" office:value-type="string">
            <text:p text:style-name="P34">Desejável</text:p>
          </table:table-cell>
        </table:table-row>
      </table:table>
      <text:p text:style-name="P20"><text:span text:style-name="T8">Entradas e pré-condições</text:span>: não tem.</text:p>
      <text:p text:style-name="P12"/>
      <text:p text:style-name="P20"><text:span text:style-name="T8">Saídas e pós-condição</text:span>: um <text:span text:style-name="T29">sócio</text:span> é cadastrado no sistema</text:p>
      <text:h text:style-name="P55" text:outline-level="1"/>
      <text:h text:style-name="Requisito" text:outline-level="1"><text:span text:style-name="T22"><text:s/></text:span><text:bookmark-start text:name="__RefHeading___Toc35261023"/><text:span text:style-name="T23">[RF002] </text:span><text:bookmark-end text:name="__RefHeading___Toc35261023"/><text:span text:style-name="T25">Cadastro de mensalidades</text:span></text:h>
      <text:p text:style-name="P21"><text:span text:style-name="T8">Descrição do caso de uso:</text:span><text:span text:style-name="T26"> </text:span>Este caso de uso permite que o usuário exclua um componente do cadastro de componentes do sistema. Um componente pode ser excluído de qualquer instanciação de metodologia (árvore).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32"><text:span text:style-name="T8">Prioridade</text:span>:</text:p>
          </table:table-cell>
          <table:table-cell table:style-name="Table3.A1" office:value-type="string">
            <text:p text:style-name="P30"></text:p>
          </table:table-cell>
          <table:table-cell table:style-name="Table3.A1" office:value-type="string">
            <text:p text:style-name="P34">Essencial</text:p>
          </table:table-cell>
          <table:table-cell table:style-name="Table3.A1" office:value-type="string">
            <text:p text:style-name="P30"></text:p>
          </table:table-cell>
          <table:table-cell table:style-name="Table3.A1" office:value-type="string">
            <text:p text:style-name="P34">Importante</text:p>
          </table:table-cell>
          <table:table-cell table:style-name="Table3.A1" office:value-type="string">
            <text:p text:style-name="P30"></text:p>
          </table:table-cell>
          <table:table-cell table:style-name="Table3.A1" office:value-type="string">
            <text:p text:style-name="P34">Desejável</text:p>
          </table:table-cell>
        </table:table-row>
      </table:table>
      <text:p text:style-name="P25"/>
      <text:p text:style-name="P20"><text:span text:style-name="T8">Entradas e pré-condições</text:span>: recebe como entrada o componente que se deseja excluir</text:p>
      <text:p text:style-name="P12"/>
      <text:p text:style-name="P20"><text:span text:style-name="T8">Saídas e pós-condição</text:span>: o usuário consegue excluir o componente que deseja</text:p>
      <text:h text:style-name="P36" text:outline-level="1"><text:bookmark-start text:name="__RefHeading___Toc35261024"/>[RF003] <text:span text:style-name="T7">Cadastro de Atividades de um usuário</text:span><text:bookmark-end text:name="__RefHeading___Toc35261024"/></text:h>
      <text:p text:style-name="P21"><text:span text:style-name="T8">Descrição do caso de uso:</text:span><text:span text:style-name="T26"> </text:span>Este caso de uso permite que o <text:span text:style-name="T30">sistema cadastra as atividades de um determinado cliente</text:span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office:value-type="string">
            <text:p text:style-name="P32"><text:span text:style-name="T8">Prioridade</text:span>:</text:p>
          </table:table-cell>
          <table:table-cell table:style-name="Table4.A1" office:value-type="string">
            <text:p text:style-name="P30"></text:p>
          </table:table-cell>
          <table:table-cell table:style-name="Table4.A1" office:value-type="string">
            <text:p text:style-name="P34">Essencial</text:p>
          </table:table-cell>
          <table:table-cell table:style-name="Table4.A1" office:value-type="string">
            <text:p text:style-name="P30"></text:p>
          </table:table-cell>
          <table:table-cell table:style-name="Table4.A1" office:value-type="string">
            <text:p text:style-name="P34">Importante</text:p>
          </table:table-cell>
          <table:table-cell table:style-name="Table4.A1" office:value-type="string">
            <text:p text:style-name="P30"></text:p>
          </table:table-cell>
          <table:table-cell table:style-name="Table4.A1" office:value-type="string">
            <text:p text:style-name="P34">Desejável</text:p>
          </table:table-cell>
        </table:table-row>
      </table:table>
      <text:p text:style-name="P25"/>
      <text:p text:style-name="P20"><text:soft-page-break/><text:span text:style-name="T8">Entradas e pré-condições</text:span>: recebe como entrada o <text:span text:style-name="T30">usuário</text:span> que se deseja alterar.</text:p>
      <text:p text:style-name="P12"/>
      <text:p text:style-name="P20"><text:span text:style-name="T8">Saídas e pós-condição</text:span>: <text:span text:style-name="T31">As atividades permitidas de um usuário são cadastradas</text:span>.</text:p>
      <text:p text:style-name="P9"/>
      <text:h text:style-name="P51" text:outline-level="2"><text:bookmark-start text:name="__RefHeading___Toc35261025"/>Interface<text:bookmark-end text:name="__RefHeading___Toc35261025"/></text:h>
      <text:p text:style-name="P24"/>
      <text:p text:style-name="Requisito"><text:span text:style-name="T22"><text:s/></text:span><text:bookmark-start text:name="__RefHeading___Toc35261026"/><text:span text:style-name="T23">[RF001] </text:span><text:span text:style-name="T24">Visualizar Componente</text:span><text:bookmark-end text:name="__RefHeading___Toc35261026"/></text:p>
      <text:p text:style-name="P21"><text:span text:style-name="T8">Descrição do caso de uso: </text:span>Este caso de uso permite que o usuário visualize os dados de um determinado componente (todos os seus atributos, exceto aqueles que são considerados suas propriedades). </text:p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32"><text:span text:style-name="T8">Prioridade</text:span>:</text:p>
          </table:table-cell>
          <table:table-cell table:style-name="Table5.A1" office:value-type="string">
            <text:p text:style-name="P30"></text:p>
          </table:table-cell>
          <table:table-cell table:style-name="Table5.A1" office:value-type="string">
            <text:p text:style-name="P34">Essencial</text:p>
          </table:table-cell>
          <table:table-cell table:style-name="Table5.A1" office:value-type="string">
            <text:p text:style-name="P30"></text:p>
          </table:table-cell>
          <table:table-cell table:style-name="Table5.A1" office:value-type="string">
            <text:p text:style-name="P34">Importante</text:p>
          </table:table-cell>
          <table:table-cell table:style-name="Table5.A1" office:value-type="string">
            <text:p text:style-name="P30"></text:p>
          </table:table-cell>
          <table:table-cell table:style-name="Table5.A1" office:value-type="string">
            <text:p text:style-name="P34">Desejável</text:p>
          </table:table-cell>
        </table:table-row>
      </table:table>
      <text:p text:style-name="P20"><text:span text:style-name="T8">Entradas e pré-condições</text:span>: deve receber como entrada o componente que se deseja visualizar.</text:p>
      <text:p text:style-name="P12"/>
      <text:p text:style-name="P20"><text:span text:style-name="T8">Saídas e pós-condição</text:span>: o usuário visualiza o componente desejado</text:p>
      <text:h text:style-name="P36" text:outline-level="1"><text:bookmark-start text:name="__RefHeading___Toc35261027"/>[RF002] <text:span text:style-name="T5">Copiar componente</text:span><text:bookmark-end text:name="__RefHeading___Toc35261027"/></text:h>
      <text:p text:style-name="P22"><text:span text:style-name="T8">Descrição do caso de uso:</text:span> Este caso de uso permite que o usuário copie um componente do cadastro de componentes do sistema. Ou seja, copia o componente de onde ele estava e manda a cópia para a área de transferência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office:value-type="string">
            <text:p text:style-name="P32"><text:span text:style-name="T8">Prioridade</text:span>:</text:p>
          </table:table-cell>
          <table:table-cell table:style-name="Table6.A1" office:value-type="string">
            <text:p text:style-name="P30"></text:p>
          </table:table-cell>
          <table:table-cell table:style-name="Table6.A1" office:value-type="string">
            <text:p text:style-name="P34">Essencial</text:p>
          </table:table-cell>
          <table:table-cell table:style-name="Table6.A1" office:value-type="string">
            <text:p text:style-name="P30"></text:p>
          </table:table-cell>
          <table:table-cell table:style-name="Table6.A1" office:value-type="string">
            <text:p text:style-name="P34">Importante</text:p>
          </table:table-cell>
          <table:table-cell table:style-name="Table6.A1" office:value-type="string">
            <text:p text:style-name="P30"></text:p>
          </table:table-cell>
          <table:table-cell table:style-name="Table6.A1" office:value-type="string">
            <text:p text:style-name="P34">Desejável</text:p>
          </table:table-cell>
        </table:table-row>
      </table:table>
      <text:p text:style-name="P21"><text:span text:style-name="T8">Entradas e pré-condições</text:span>: recebe como entrada o componente que se deseja copiar.</text:p>
      <text:p text:style-name="P12"/>
      <text:p text:style-name="P21"><text:span text:style-name="T8">Saídas e pós-condição</text:span>: o usuário consegue copiar o componente que deseja</text:p>
      <text:h text:style-name="P36" text:outline-level="1"><text:bookmark-start text:name="__RefHeading___Toc35261028"/>[RF003] <text:span text:style-name="T5">Colar componentes</text:span><text:bookmark-end text:name="__RefHeading___Toc35261028"/></text:h>
      <text:p text:style-name="P21"><text:span text:style-name="T8">Descrição do caso de uso:</text:span><text:span text:style-name="T26"> </text:span>Este caso de uso permite que o usuário cole o componente armazenado na área de transferência do sistema no local indicado. O conteúdo da área de transferência continua inalterado. Aqui, local refere-se a uma pasta que contém componentes.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office:value-type="string">
            <text:p text:style-name="P32"><text:span text:style-name="T8">Prioridade</text:span>:</text:p>
          </table:table-cell>
          <table:table-cell table:style-name="Table7.A1" office:value-type="string">
            <text:p text:style-name="P30"></text:p>
          </table:table-cell>
          <table:table-cell table:style-name="Table7.A1" office:value-type="string">
            <text:p text:style-name="P34">Essencial</text:p>
          </table:table-cell>
          <table:table-cell table:style-name="Table7.A1" office:value-type="string">
            <text:p text:style-name="P30"></text:p>
          </table:table-cell>
          <table:table-cell table:style-name="Table7.A1" office:value-type="string">
            <text:p text:style-name="P34">Importante</text:p>
          </table:table-cell>
          <table:table-cell table:style-name="Table7.A1" office:value-type="string">
            <text:p text:style-name="P30"></text:p>
          </table:table-cell>
          <table:table-cell table:style-name="Table7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recebe como entrada o componente que se deseja colar e tem como pré-condição a necessidade de existência de alguma informação na área de transferência do sistema.</text:p>
      <text:p text:style-name="P12"/>
      <text:p text:style-name="P21"><text:span text:style-name="T8">Saídas e pós-condição</text:span>: o usuário consegue colar o componente no local desejado.</text:p>
      <text:p text:style-name="P10"/>
      <text:h text:style-name="P51" text:outline-level="2"><text:bookmark-start text:name="__RefHeading___Toc35261029"/><text:soft-page-break/>Compilação<text:bookmark-end text:name="__RefHeading___Toc35261029"/></text:h>
      <text:p text:style-name="P24"/>
      <text:p text:style-name="Requisito"><text:span text:style-name="T22"><text:s/></text:span><text:bookmark-start text:name="__RefHeading___Toc35261030"/><text:span text:style-name="T23">[RF001] </text:span><text:span text:style-name="T24">Compilar componente</text:span><text:bookmark-end text:name="__RefHeading___Toc35261030"/></text:p>
      <text:p text:style-name="P21"><text:span text:style-name="T8">Descrição do caso de uso:</text:span><text:span text:style-name="T26"> </text:span>Este caso de uso permite que o usuário compile metodologias. Essa compilação permite que as metodologias sejam analisadas e comparadas entre si.</text:p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32"><text:span text:style-name="T8">Prioridade</text:span>:</text:p>
          </table:table-cell>
          <table:table-cell table:style-name="Table8.A1" office:value-type="string">
            <text:p text:style-name="P30"></text:p>
          </table:table-cell>
          <table:table-cell table:style-name="Table8.A1" office:value-type="string">
            <text:p text:style-name="P34">Essencial</text:p>
          </table:table-cell>
          <table:table-cell table:style-name="Table8.A1" office:value-type="string">
            <text:p text:style-name="P30"></text:p>
          </table:table-cell>
          <table:table-cell table:style-name="Table8.A1" office:value-type="string">
            <text:p text:style-name="P34">Importante</text:p>
          </table:table-cell>
          <table:table-cell table:style-name="Table8.A1" office:value-type="string">
            <text:p text:style-name="P30"></text:p>
          </table:table-cell>
          <table:table-cell table:style-name="Table8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deve receber como entrada as metodologias a serem compiladas.</text:p>
      <text:p text:style-name="P12"/>
      <text:p text:style-name="P21"><text:span text:style-name="T8">Saídas e pós-condição</text:span>: os componentes das metodlogias são compilados no sistema.</text:p>
      <text:p text:style-name="P9"/>
      <text:h text:style-name="P51" text:outline-level="2"><text:bookmark-start text:name="__RefHeading___Toc35261031"/>Importação/Exportação<text:bookmark-end text:name="__RefHeading___Toc35261031"/></text:h>
      <text:p text:style-name="P24"/>
      <text:p text:style-name="P36"><text:bookmark-start text:name="__RefHeading___Toc35261032"/>[RF001] <text:span text:style-name="T5">Anexar documentos</text:span><text:bookmark-end text:name="__RefHeading___Toc35261032"/></text:p>
      <text:p text:style-name="P21"><text:span text:style-name="T8">Descrição do caso de uso:</text:span><text:span text:style-name="T26"> Este caso de uso permite que anexar documentos gerais a componentes. Por exemplo, anexar o </text:span><text:span text:style-name="T4">template</text:span><text:span text:style-name="T26"> do </text:span><text:span text:style-name="T4">Documento de Requisitos</text:span><text:span text:style-name="T26"> ao fluxo de requisitos.</text:span></text:p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office:value-type="string">
            <text:p text:style-name="P32"><text:span text:style-name="T8">Prioridade</text:span>:</text:p>
          </table:table-cell>
          <table:table-cell table:style-name="Table9.A1" office:value-type="string">
            <text:p text:style-name="P30"></text:p>
          </table:table-cell>
          <table:table-cell table:style-name="Table9.A1" office:value-type="string">
            <text:p text:style-name="P34">Essencial</text:p>
          </table:table-cell>
          <table:table-cell table:style-name="Table9.A1" office:value-type="string">
            <text:p text:style-name="P30"></text:p>
          </table:table-cell>
          <table:table-cell table:style-name="Table9.A1" office:value-type="string">
            <text:p text:style-name="P34">Importante</text:p>
          </table:table-cell>
          <table:table-cell table:style-name="Table9.A1" office:value-type="string">
            <text:p text:style-name="P30"></text:p>
          </table:table-cell>
          <table:table-cell table:style-name="Table9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deve receber como entrada o caminho absoluto para um arquivo no sistema de arquivos.</text:p>
      <text:p text:style-name="P12"/>
      <text:p text:style-name="P20"><text:span text:style-name="T8">Saídas e pós-condição</text:span>: O documento é anexado ao componente.</text:p>
      <text:h text:style-name="P36" text:outline-level="1"><text:bookmark-start text:name="__RefHeading___Toc35261033"/>[RF002] <text:span text:style-name="T5">Exportar metodologia</text:span><text:bookmark-end text:name="__RefHeading___Toc35261033"/></text:h>
      <text:p text:style-name="P21"><text:span text:style-name="T8">Descrição do caso de uso:</text:span><text:span text:style-name="T26"> Este caso de uso permite ao usuário a possibilidade de exportar uma metodologia num determinado formato, como XML, por exemplo. O usuário também tem a opção de escolher se o componente deve ou não ser exportado juntamente com seus anexos.</text:span></text:p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row table:style-name="Table10.1">
          <table:table-cell table:style-name="Table10.A1" office:value-type="string">
            <text:p text:style-name="P32"><text:span text:style-name="T8">Prioridade</text:span>:</text:p>
          </table:table-cell>
          <table:table-cell table:style-name="Table10.A1" office:value-type="string">
            <text:p text:style-name="P30"></text:p>
          </table:table-cell>
          <table:table-cell table:style-name="Table10.A1" office:value-type="string">
            <text:p text:style-name="P34">Essencial</text:p>
          </table:table-cell>
          <table:table-cell table:style-name="Table10.A1" office:value-type="string">
            <text:p text:style-name="P30"></text:p>
          </table:table-cell>
          <table:table-cell table:style-name="Table10.A1" office:value-type="string">
            <text:p text:style-name="P34">Importante</text:p>
          </table:table-cell>
          <table:table-cell table:style-name="Table10.A1" office:value-type="string">
            <text:p text:style-name="P30"></text:p>
          </table:table-cell>
          <table:table-cell table:style-name="Table10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A entrada é uma metodologia a ser exportado e seus sub-componentes, ou seja, todos os componentes que um determinada metodologia.</text:p>
      <text:p text:style-name="P12"/>
      <text:p text:style-name="P21"><text:span text:style-name="T8">Saídas e pós-condição</text:span>: Os componentes são exportados para um arquivo em um determinado formato (como XML).</text:p>
      <text:h text:style-name="P36" text:outline-level="1"><text:bookmark-start text:name="__RefHeading___Toc35261034"/><text:soft-page-break/>[RF003] Importar metodologia<text:bookmark-end text:name="__RefHeading___Toc35261034"/></text:h>
      <text:p text:style-name="P21"><text:span text:style-name="T8">Descrição do caso de uso: </text:span><text:span text:style-name="T26">Este caso de uso permite que componentes de uma metodologia exportada sejam importados do sistema de arquivos e apresentados no </text:span><text:span text:style-name="T4">Methodology Explorer</text:span><text:span text:style-name="T26">. Os componentes, para serem importados precisam estar no mesmo formato utilizado no caso de uso [Importação/Exportação.RF002]. Importar um componente apenas permite manipular o componente dentro do Methodology Explorer. Para inseri-lo de fato, é preciso realizar o caso de uso [Importação/Exportação.RF004]</text:span></text:p>
      <text:p text:style-name="P2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office:value-type="string">
            <text:p text:style-name="P32"><text:span text:style-name="T8">Prioridade</text:span>:</text:p>
          </table:table-cell>
          <table:table-cell table:style-name="Table11.A1" office:value-type="string">
            <text:p text:style-name="P30"></text:p>
          </table:table-cell>
          <table:table-cell table:style-name="Table11.A1" office:value-type="string">
            <text:p text:style-name="P34">Essencial</text:p>
          </table:table-cell>
          <table:table-cell table:style-name="Table11.A1" office:value-type="string">
            <text:p text:style-name="P30"></text:p>
          </table:table-cell>
          <table:table-cell table:style-name="Table11.A1" office:value-type="string">
            <text:p text:style-name="P34">Importante</text:p>
          </table:table-cell>
          <table:table-cell table:style-name="Table11.A1" office:value-type="string">
            <text:p text:style-name="P30"></text:p>
          </table:table-cell>
          <table:table-cell table:style-name="Table11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A entrada é o caminho absoluto para um arquivo no sistema de arquivos.</text:p>
      <text:p text:style-name="P13"/>
      <text:p text:style-name="P21"><text:span text:style-name="T8">Saídas e pós-condição</text:span>: O componente importado será inserido na(s) árvore(s) de componentes adequada.</text:p>
      <text:h text:style-name="P36" text:outline-level="1"><text:bookmark-start text:name="__RefHeading___Toc35261035"/>[RF004] <text:span text:style-name="T5">Salvar metodologia</text:span><text:bookmark-end text:name="__RefHeading___Toc35261035"/></text:h>
      <text:p text:style-name="P21"><text:span text:style-name="T8">Descrição do caso de uso:</text:span><text:span text:style-name="T26"> Este caso de uso permite salvar as alterações realizadas nos componentes de uma metodologia. </text:span></text:p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able:table-row table:style-name="Table12.1">
          <table:table-cell table:style-name="Table12.A1" office:value-type="string">
            <text:p text:style-name="P33"><text:span text:style-name="T8">Prioridade</text:span>:</text:p>
          </table:table-cell>
          <table:table-cell table:style-name="Table12.A1" office:value-type="string">
            <text:p text:style-name="P31"></text:p>
          </table:table-cell>
          <table:table-cell table:style-name="Table12.A1" office:value-type="string">
            <text:p text:style-name="P35">Essencial</text:p>
          </table:table-cell>
          <table:table-cell table:style-name="Table12.A1" office:value-type="string">
            <text:p text:style-name="P31"></text:p>
          </table:table-cell>
          <table:table-cell table:style-name="Table12.A1" office:value-type="string">
            <text:p text:style-name="P35">Importante</text:p>
          </table:table-cell>
          <table:table-cell table:style-name="Table12.A1" office:value-type="string">
            <text:p text:style-name="P31"></text:p>
          </table:table-cell>
          <table:table-cell table:style-name="Table12.A1" office:value-type="string">
            <text:p text:style-name="P35">Desejável</text:p>
          </table:table-cell>
        </table:table-row>
      </table:table>
      <text:p text:style-name="P26"/>
      <text:p text:style-name="P21"><text:span text:style-name="T8">Entradas e pré-condições</text:span>: A entrada é uma metodologia.</text:p>
      <text:p text:style-name="P13"/>
      <text:p text:style-name="P21"><text:span text:style-name="T8">Saídas e pós-condição</text:span>: um componente é persistido no <text:span text:style-name="T3">Methodology Explorer</text:span>.</text:p>
      <text:h text:style-name="P36" text:outline-level="1"><text:bookmark-start text:name="__RefHeading___Toc35261036"/>[RF005] <text:span text:style-name="T5">Gerar site de metodologia</text:span><text:bookmark-end text:name="__RefHeading___Toc35261036"/></text:h>
      <text:p text:style-name="P21"><text:span text:style-name="T8">Descrição do caso de uso</text:span><text:span text:style-name="T26">: Este caso de uso permite que um </text:span><text:span text:style-name="T4">site</text:span><text:span text:style-name="T26"> seja gerado</text:span><text:span text:style-name="T8"> </text:span><text:span text:style-name="T26">para uma metodologia já compilada. O site deve conter também os possíveis artefatos que foram anexados.</text:span></text:p>
      <text:p text:style-name="P2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office:value-type="string">
            <text:p text:style-name="P32"><text:span text:style-name="T8">Prioridade</text:span>:</text:p>
          </table:table-cell>
          <table:table-cell table:style-name="Table13.A1" office:value-type="string">
            <text:p text:style-name="P30"></text:p>
          </table:table-cell>
          <table:table-cell table:style-name="Table13.A1" office:value-type="string">
            <text:p text:style-name="P34">Essencial</text:p>
          </table:table-cell>
          <table:table-cell table:style-name="Table13.A1" office:value-type="string">
            <text:p text:style-name="P30"></text:p>
          </table:table-cell>
          <table:table-cell table:style-name="Table13.A1" office:value-type="string">
            <text:p text:style-name="P34">Importante</text:p>
          </table:table-cell>
          <table:table-cell table:style-name="Table13.A1" office:value-type="string">
            <text:p text:style-name="P30"></text:p>
          </table:table-cell>
          <table:table-cell table:style-name="Table13.A1" office:value-type="string">
            <text:p text:style-name="P34">Desejável</text:p>
          </table:table-cell>
        </table:table-row>
      </table:table>
      <text:p text:style-name="P26"/>
      <text:p text:style-name="P21"><text:span text:style-name="T8">Entradas e pré-condições</text:span>: Um componente metodologia é a entrada para o caso de uso que tem, como pré-condição, que a toda a metodologia já esteja salva.</text:p>
      <text:p text:style-name="P13"/>
      <text:p text:style-name="P21"><text:span text:style-name="T8">Saídas e pós-condição</text:span>: um site completo é gerado no sistema de arquivos contendo os arquivos HTML e os artefatos anexados à metodologia.</text:p>
      <text:p text:style-name="P9"/>
      <text:h text:style-name="P52" text:outline-level="1"><text:bookmark-start text:name="__RefHeading___Toc35261037"/><text:soft-page-break/>Requisitos não-funcionais<text:bookmark-end text:name="__RefHeading___Toc35261037"/></text:h>
      <text:p text:style-name="P20"/>
      <text:p text:style-name="P36"><text:bookmark-start text:name="__RefHeading___Toc35261038"/>[NF001]<text:span text:style-name="T2"> </text:span><text:span text:style-name="T5">Usabilidade</text:span><text:bookmark-end text:name="__RefHeading___Toc35261038"/></text:p>
      <text:p text:style-name="P45">A interface com o usuário é de vital importância para o sucesso do sistema. Principalmente por ser um sistema que não será utilizado diariamente, o usuário não possui tempo disponível para aprender como utilizar o sistema.</text:p>
      <text:p text:style-name="P45">O sistema terá uma interface amigável ao usuário primário sem se tornar cansativa aos usuários mais experientes. Em especial, o módulo de publicação HTML possuirá um wizard para ajudar o usuário.</text:p>
      <text:p text:style-name="P4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32"><text:span text:style-name="T8">Prioridade</text:span>:</text:p>
          </table:table-cell>
          <table:table-cell table:style-name="Table14.A1" office:value-type="string">
            <text:p text:style-name="P30"></text:p>
          </table:table-cell>
          <table:table-cell table:style-name="Table14.A1" office:value-type="string">
            <text:p text:style-name="P34">Essencial</text:p>
          </table:table-cell>
          <table:table-cell table:style-name="Table14.A1" office:value-type="string">
            <text:p text:style-name="P30"></text:p>
          </table:table-cell>
          <table:table-cell table:style-name="Table14.A1" office:value-type="string">
            <text:p text:style-name="P34">Importante</text:p>
          </table:table-cell>
          <table:table-cell table:style-name="Table14.A1" office:value-type="string">
            <text:p text:style-name="P30"></text:p>
          </table:table-cell>
          <table:table-cell table:style-name="Table14.A1" office:value-type="string">
            <text:p text:style-name="P34">Desejável</text:p>
          </table:table-cell>
        </table:table-row>
      </table:table>
      <text:p text:style-name="P14"/>
      <text:p text:style-name="P36"><text:bookmark-start text:name="__RefHeading___Toc35261039"/>[NF002] <text:span text:style-name="T5">Desempenho</text:span><text:bookmark-end text:name="__RefHeading___Toc35261039"/></text:p>
      <text:p text:style-name="P21">Embora não seja um requisito essencial ao sistema, deve ser considerada por corresponder a um fator de qualidade de software. </text:p>
      <text:p text:style-name="P2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32"><text:span text:style-name="T8">Prioridade</text:span>:</text:p>
          </table:table-cell>
          <table:table-cell table:style-name="Table15.A1" office:value-type="string">
            <text:p text:style-name="P30"></text:p>
          </table:table-cell>
          <table:table-cell table:style-name="Table15.A1" office:value-type="string">
            <text:p text:style-name="P34">Essencial</text:p>
          </table:table-cell>
          <table:table-cell table:style-name="Table15.A1" office:value-type="string">
            <text:p text:style-name="P30"></text:p>
          </table:table-cell>
          <table:table-cell table:style-name="Table15.A1" office:value-type="string">
            <text:p text:style-name="P34">Importante</text:p>
          </table:table-cell>
          <table:table-cell table:style-name="Table15.A1" office:value-type="string">
            <text:p text:style-name="P30"></text:p>
          </table:table-cell>
          <table:table-cell table:style-name="Table15.A1" office:value-type="string">
            <text:p text:style-name="P34">Desejável</text:p>
          </table:table-cell>
        </table:table-row>
      </table:table>
      <text:p text:style-name="P14"/>
      <text:p text:style-name="Requisito"><text:span text:style-name="T22"><text:s/></text:span><text:bookmark-start text:name="__RefHeading___Toc35261040"/><text:span text:style-name="T23">[NF003] </text:span><text:span text:style-name="T24">Hardware e Software</text:span><text:bookmark-end text:name="__RefHeading___Toc35261040"/></text:p>
      <text:p text:style-name="P20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P20">O uso da linguagem Java permite não especificar qual será o sistema operacional e a máquina em que o programa irá executar. No entanto, essa máquina deverá se comunicar com um sistema de banco de dados.</text:p>
      <text:p text:style-name="P2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able:table-row table:style-name="Table16.1">
          <table:table-cell table:style-name="Table16.A1" office:value-type="string">
            <text:p text:style-name="P32"><text:span text:style-name="T8">Prioridade</text:span>:</text:p>
          </table:table-cell>
          <table:table-cell table:style-name="Table16.A1" office:value-type="string">
            <text:p text:style-name="P30"></text:p>
          </table:table-cell>
          <table:table-cell table:style-name="Table16.A1" office:value-type="string">
            <text:p text:style-name="P34">Essencial</text:p>
          </table:table-cell>
          <table:table-cell table:style-name="Table16.A1" office:value-type="string">
            <text:p text:style-name="P30"></text:p>
          </table:table-cell>
          <table:table-cell table:style-name="Table16.A1" office:value-type="string">
            <text:p text:style-name="P34">Importante</text:p>
          </table:table-cell>
          <table:table-cell table:style-name="Table16.A1" office:value-type="string">
            <text:p text:style-name="P30"></text:p>
          </table:table-cell>
          <table:table-cell table:style-name="Table16.A1" office:value-type="string">
            <text:p text:style-name="P34">Desejável</text:p>
          </table:table-cell>
        </table:table-row>
      </table:table>
      <text:p text:style-name="P14"/>
      <text:h text:style-name="P52" text:outline-level="1"><text:bookmark-start text:name="_Ref471394537"/><text:bookmark-start text:name="__RefHeading___Toc35261041"/>Referências<text:bookmark-end text:name="_Ref471394537"/><text:bookmark-end text:name="__RefHeading___Toc35261041"/></text:h>
      <text:p text:style-name="P21"/>
      <text:list xml:id="list3402818160995109325" text:style-name="WW8Num23">
        <text:list-item>
          <text:p text:style-name="P60">Furlan, J. D. <text:span text:style-name="T8">Modelagem de Objetos através da UML</text:span>. <text:span text:style-name="T15">São Paulo, Makron Books, 1998.</text:span></text:p>
        </text:list-item>
        <text:list-item>
          <text:p text:style-name="P60"><text:span text:style-name="T15">Kruchten, P. </text:span><text:span text:style-name="T20">The Rational Unified Process – An introduction</text:span><text:span text:style-name="T15">. </text:span>Addison-Wesley, 1998.</text:p>
        </text:list-item>
        <text:list-item>
          <text:p text:style-name="P59"><text:span text:style-name="T23">Página da disciplina Análise e Especificação de Requisitos. </text:span><text:a xlink:type="simple" xlink:href="http://www.cin.ufpe.br/~if119" text:style-name="Internet_20_link" text:visited-style-name="Visited_20_Internet_20_Link"><text:span text:style-name="Internet_20_link"><text:span text:style-name="T23">www.cin.ufpe.br/~if119</text:span></text:span></text:a><text:span text:style-name="T23">.</text:span></text:p>
        </text:list-item>
        <text:list-item>
          <text:p text:style-name="P59"><text:span text:style-name="T23">Página da disciplina Metodologia e Desenvolvimento de Software </text:span><text:a xlink:type="simple" xlink:href="http://www.cin.ufpe.br/~mds" text:style-name="Internet_20_link" text:visited-style-name="Visited_20_Internet_20_Link"><text:span text:style-name="Internet_20_link"><text:span text:style-name="T23">www.cin.ufpe.br/~mds</text:span></text:span></text:a><text:span text:style-name="T23">.</text:span></text:p>
        </text:list-item>
        <text:list-item>
          <text:p text:style-name="P59"><text:soft-page-break/><text:span text:style-name="T23">Página da empresa Rational Software Corporation <text:s/></text:span><text:a xlink:type="simple" xlink:href="http://www.rational.com/" text:style-name="Internet_20_link" text:visited-style-name="Visited_20_Internet_20_Link"><text:span text:style-name="Internet_20_link"><text:span text:style-name="T23">www.rational.com</text:span></text:span></text:a><text:span text:style-name="T23">.</text:span></text:p>
        </text:list-item>
        <text:list-item>
          <text:p text:style-name="P59"><text:span text:style-name="T23">Página do projeto de instanciação de ambientes de desenvolvimento de software convencionais e orientados a domínios (visitada em 18/01/2001) <text:s/></text:span><text:a xlink:type="simple" xlink:href="http://www.cin.ufpe.br/~if119" text:style-name="Internet_20_link" text:visited-style-name="Visited_20_Internet_20_Link"><text:span text:style-name="Internet_20_link"><text:span text:style-name="T23">www.cos.ufrj.br/~taba</text:span></text:span></text:a><text:span text:style-name="T23">.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 fo:text-align="justify" style:justify-single-word="false" fo:padding-left="0.0555in" fo:padding-right="0.0555in" fo:padding-top="0.0138in" fo:padding-bottom="0.0138in" fo:border="0.51pt solid #000000" style:shadow="#000000 0.011in 0.011in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Numerada" style:family="paragraph" style:parent-style-name="Standard" style:list-style-name="WW8Num2">
      <style:paragraph-properties fo:margin-top="0.0417in" fo:margin-bottom="0.0417in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1972in" fo:margin-right="0in" fo:margin-top="0.0417in" fo:margin-bottom="0.0417in" loext:contextual-spacing="false" style:line-height-at-least="0.1665in" fo:keep-together="always" fo:orphans="0" fo:widows="0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3.6665in" fo:margin-bottom="0.0417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in" fo:margin-bottom="0in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in" fo:margin-bottom="0.1665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25in" fo:margin-bottom="0.0835in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>
        <style:tab-stops>
          <style:tab-stop style:position="0.2957in"/>
          <style:tab-stop style:position="0.3937in"/>
          <style:tab-stop style:position="6.2917in" style:type="right" style:leader-style="dotted" style:leader-text="."/>
        </style:tab-stops>
      </style:paragraph-properties>
      <style:text-properties fo:text-transform="uppercase" fo:font-size="10pt" fo:language="en" fo:country="US" fo:font-weight="bold" style:font-size-asian="10pt" style:language-asian="en" style:country-asian="US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0417in" fo:margin-bottom="0.0417in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0417in" fo:margin-bottom="0.0417in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0417in" fo:margin-bottom="0.0417in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0417in" fo:margin-bottom="0.0417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0417in" fo:margin-bottom="0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0783in" fo:margin-left="0.1571in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0.4783in" fo:text-indent="-0.4in" fo:margin-left="0.4783in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0.5783in" fo:text-indent="-0.5in" fo:margin-left="0.5783in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0.6783in" fo:text-indent="-0.6in" fo:margin-left="0.6783in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0.7783in" fo:text-indent="-0.7in" fo:margin-left="0.7783in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0.8783in" fo:text-indent="-0.8in" fo:margin-left="0.8783in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0.9783in" fo:text-indent="-0.9in" fo:margin-left="0.9783in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1.0783in" fo:text-indent="-1in" fo:margin-left="1.0783in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1.1783in" fo:text-indent="-1.1in" fo:margin-left="1.1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0783in" fo:margin-left="0.0783in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6.4486in" fo:margin-left="-0.075in" table:align="left" style:writing-mode="lr-tb"/>
    </style:style>
    <style:style style:name="Table17.A" style:family="table-column">
      <style:table-column-properties style:column-width="3.1271in"/>
    </style:style>
    <style:style style:name="Table17.B" style:family="table-column">
      <style:table-column-properties style:column-width="3.3215in"/>
    </style:style>
    <style:style style:name="Table17.1" style:family="table-row">
      <style:table-row-properties style:min-row-height="0.2556in" fo:keep-together="always"/>
    </style:style>
    <style:style style:name="Table1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7.2" style:family="table-row">
      <style:table-row-properties style:min-row-height="0.2549in" fo:keep-together="always"/>
    </style:style>
    <style:style style:name="Table17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6.4486in" fo:margin-left="-0.075in" table:align="left" style:writing-mode="lr-tb"/>
    </style:style>
    <style:style style:name="Table18.A" style:family="table-column">
      <style:table-column-properties style:column-width="3.1271in"/>
    </style:style>
    <style:style style:name="Table18.B" style:family="table-column">
      <style:table-column-properties style:column-width="3.3215in"/>
    </style:style>
    <style:style style:name="Table18.1" style:family="table-row">
      <style:table-row-properties style:min-row-height="0.2556in" fo:keep-together="always"/>
    </style:style>
    <style:style style:name="Table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8.2" style:family="table-row">
      <style:table-row-properties style:min-row-height="0.2549in" fo:keep-together="always"/>
    </style:style>
    <style:style style:name="Table18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Header">
      <style:paragraph-properties fo:margin-top="0.0417in" fo:margin-bottom="0in" loext:contextual-spacing="false"/>
    </style:style>
    <style:style style:name="MP6" style:family="paragraph" style:parent-style-name="Footer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011d4a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472in" fo:margin-bottom="0.9846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>
        <style:header-footer-properties fo:min-height="0.5126in" fo:margin-left="0in" fo:margin-right="0in" fo:margin-top="0.4736in" style:dynamic-spacing="true"/>
      </style:footer-style>
    </style:page-layout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Desenvolvimento do Sistema para Memorial Web</text:p>
        <text:p text:style-name="MP2">Graduando: <text:span text:style-name="MT1">Tiago Kenji Umemura</text:span></text:p>
        <text:p text:style-name="MP3"/>
        <text:p text:style-name="Header"/>
        <text:p text:style-name="Header"/>
      </style:header>
    </style:master-page>
    <style:master-page style:name="Convert_20_1" style:display-name="Convert 1" style:page-layout-name="Mpm1">
      <style:header>
        <text:p text:style-name="Standard"/>
        <text:p text:style-name="MP4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_20_2" style:display-name="Convert 2" style:page-layout-name="Mpm2">
      <style:header>
        <text:p text:style-name="MP5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7.A1" office:value-type="string">
              <text:p text:style-name="MP8">Página <text:span text:style-name="Page_20_Number"><text:page-number text:select-page="current">3</text:page-number></text:span><text:bookmark text:name="_Ref471361557"/><text:span text:style-name="Page_20_Number"> de </text:span><text:span text:style-name="Page_20_Number"><text:page-count style:num-format="1">10</text:page-count></text:span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8">Última Atualização: <text:modification-date style:data-style-name="N121">17/10/2016 02:27:16 PM</text:modification-date>h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2">
      <style:header>
        <text:p text:style-name="MP5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8.A1" office:value-type="string">
              <text:p text:style-name="MP8">Página <text:span text:style-name="Page_20_Number"><text:page-number text:select-page="current">10</text:page-number></text:span><text:span text:style-name="Page_20_Number"> de </text:span><text:span text:style-name="Page_20_Number"><text:page-count style:num-format="1">10</text:page-count></text:span></text:p>
            </table:table-cell>
          </table:table-row>
          <table:table-row table:style-name="Table18.2">
            <table:covered-table-cell/>
            <table:table-cell table:style-name="Table18.B2" office:value-type="string">
              <text:p text:style-name="MP8">Última A<text:span text:style-name="MT1">tualização: 05/10/2016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02-08-08T16:05:00</meta:creation-date>
    <dc:date>2016-10-17T14:27:16.134375907</dc:date>
    <meta:editing-cycles>148</meta:editing-cycles>
    <meta:editing-duration>PT5H35M32S</meta:editing-duration>
    <meta:generator>LibreOffice/5.1.4.2$Linux_X86_64 LibreOffice_project/10m0$Build-2</meta:generator>
    <meta:document-statistic meta:table-count="18" meta:image-count="0" meta:object-count="0" meta:page-count="10" meta:paragraph-count="252" meta:word-count="1841" meta:character-count="12198" meta:non-whitespace-character-count="10613"/>
  </office:meta>
</office:document-meta>
</file>